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72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text-position="-33% 58%" style:font-name="Liberation Sans" style:font-name-asian="MathJax_Main" style:font-name-complex="MathJax_Main"/>
    </style:style>
    <style:style style:name="T3" style:family="text">
      <style:text-properties style:text-position="-33% 58%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-33% 58%" style:font-name="Liberation Sans" style:font-name-asian="Liberation Sans1" style:font-name-complex="Liberation Sans1"/>
    </style:style>
    <style:style style:name="T6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397cm" svg:x="3.286cm" svg:y="1cm">
          <draw:text-box>
            <text:p text:style-name="P1"><text:span text:style-name="T1">Π</text:span><text:span text:style-name="T2">matrnr,vorname,name</text:span></text:p>
          </draw:text-box>
        </draw:frame>
        <draw:frame draw:style-name="gr2" draw:text-style-name="P3" draw:layer="layout" svg:width="9.398cm" svg:height="1.651cm" svg:x="1cm" svg:y="2.905cm">
          <draw:text-box>
            <text:p text:style-name="P1">⋉<text:span text:style-name="T3">studenten.matrnr=hoeren.matrnr</text:span></text:p>
          </draw:text-box>
        </draw:frame>
        <draw:frame draw:style-name="gr3" draw:text-style-name="P2" draw:layer="layout" svg:width="3.556cm" svg:height="1.977cm" svg:x="2.016cm" svg:y="5.191cm">
          <draw:text-box>
            <text:p><text:span text:style-name="T4">σ</text:span><text:span text:style-name="T5">semester</text:span><text:span text:style-name="T6">≤</text:span><text:span text:style-name="T5">2</text:span></text:p>
          </draw:text-box>
        </draw:frame>
        <draw:frame draw:style-name="gr4" draw:text-style-name="P2" draw:layer="layout" svg:width="3.556cm" svg:height="1.27cm" svg:x="1.762cm" svg:y="7.223cm">
          <draw:text-box>
            <text:p>Studenten</text:p>
          </draw:text-box>
        </draw:frame>
        <draw:frame draw:style-name="gr5" draw:text-style-name="P2" draw:layer="layout" svg:width="2.921cm" svg:height="1.143cm" svg:x="6.969cm" svg:y="5.445cm">
          <draw:text-box>
            <text:p>hoeren</text:p>
          </draw:text-box>
        </draw:frame>
        <draw:line draw:style-name="gr6" draw:text-style-name="P4" draw:layer="layout" svg:x1="3.54cm" svg:y1="6.334cm" svg:x2="3.54cm" svg:y2="7.096cm">
          <text:p/>
        </draw:line>
        <draw:line draw:style-name="gr6" draw:text-style-name="P4" draw:layer="layout" svg:x1="3.667cm" svg:y1="5.572cm" svg:x2="5.699cm" svg:y2="4.302cm">
          <text:p/>
        </draw:line>
        <draw:line draw:style-name="gr6" draw:text-style-name="P4" draw:layer="layout" svg:x1="8.112cm" svg:y1="5.445cm" svg:x2="5.699cm" svg:y2="4.302cm">
          <text:p/>
        </draw:line>
        <draw:line draw:style-name="gr6" draw:text-style-name="P4" draw:layer="layout" svg:x1="5.699cm" svg:y1="3.286cm" svg:x2="5.699cm" svg:y2="2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22:38:41.564977843</meta:creation-date>
    <dc:date>2019-12-11T01:46:02.858048350</dc:date>
    <meta:editing-duration>PT12M11S</meta:editing-duration>
    <meta:editing-cycles>2</meta:editing-cycles>
    <meta:generator>LibreOffice/6.1.6.3$Linux_X86_64 LibreOffice_project/10$Build-3</meta:generator>
    <meta:document-statistic meta:object-count="9"/>
  </office:meta>
</office:document-meta>
</file>